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9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9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9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9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9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974"/>
        </table:table-row>
        <table:table-row table:style-name="ro1">
          <table:table-cell table:style-name="ce1" office:value-type="percentage" office:value="0.198516" calcext:value-type="percentage">
            <text:p>19.85%</text:p>
          </table:table-cell>
          <table:table-cell table:style-name="ce1" office:value-type="percentage" office:value="0.337227" calcext:value-type="percentage">
            <text:p>33.72%</text:p>
          </table:table-cell>
          <table:table-cell table:style-name="ce1" office:value-type="percentage" office:value="0.286602" calcext:value-type="percentage">
            <text:p>28.66%</text:p>
          </table:table-cell>
          <table:table-cell table:style-name="ce1" office:value-type="percentage" office:value="0.333281" calcext:value-type="percentage">
            <text:p>33.33%</text:p>
          </table:table-cell>
          <table:table-cell table:style-name="ce1" office:value-type="percentage" office:value="0.212734" calcext:value-type="percentage">
            <text:p>21.27%</text:p>
          </table:table-cell>
          <table:table-cell table:style-name="ce1" office:value-type="percentage" office:value="0.219844" calcext:value-type="percentage">
            <text:p>21.98%</text:p>
          </table:table-cell>
          <table:table-cell table:style-name="ce1" office:value-type="percentage" office:value="0.412383" calcext:value-type="percentage">
            <text:p>41.24%</text:p>
          </table:table-cell>
          <table:table-cell table:style-name="ce1" office:value-type="percentage" office:value="0.155312" calcext:value-type="percentage">
            <text:p>15.53%</text:p>
          </table:table-cell>
          <table:table-cell table:style-name="ce1" office:value-type="percentage" office:value="0.506211" calcext:value-type="percentage">
            <text:p>50.62%</text:p>
          </table:table-cell>
          <table:table-cell table:style-name="ce1" office:value-type="percentage" office:value="0.599414" calcext:value-type="percentage">
            <text:p>59.94%</text:p>
          </table:table-cell>
          <table:table-cell table:style-name="ce1" office:value-type="percentage" office:value="0.483242" calcext:value-type="percentage">
            <text:p>48.32%</text:p>
          </table:table-cell>
          <table:table-cell table:style-name="ce1" office:value-type="percentage" office:value="0.19207" calcext:value-type="percentage">
            <text:p>19.21%</text:p>
          </table:table-cell>
          <table:table-cell table:style-name="ce1" office:value-type="percentage" office:value="0.0760938" calcext:value-type="percentage">
            <text:p>7.61%</text:p>
          </table:table-cell>
          <table:table-cell table:style-name="ce1" office:value-type="percentage" office:value="0.407969" calcext:value-type="percentage">
            <text:p>40.80%</text:p>
          </table:table-cell>
          <table:table-cell table:style-name="ce1" office:value-type="percentage" office:value="0.0989453" calcext:value-type="percentage">
            <text:p>9.89%</text:p>
          </table:table-cell>
          <table:table-cell table:style-name="ce1" office:value-type="percentage" office:value="0.0873047" calcext:value-type="percentage">
            <text:p>8.73%</text:p>
          </table:table-cell>
          <table:table-cell table:style-name="ce1" office:value-type="percentage" office:value="0.401328" calcext:value-type="percentage">
            <text:p>40.13%</text:p>
          </table:table-cell>
          <table:table-cell table:style-name="ce1" office:value-type="percentage" office:value="0.278594" calcext:value-type="percentage">
            <text:p>27.86%</text:p>
          </table:table-cell>
          <table:table-cell table:style-name="ce1" office:value-type="percentage" office:value="0.507617" calcext:value-type="percentage">
            <text:p>50.76%</text:p>
          </table:table-cell>
          <table:table-cell table:style-name="ce1" office:value-type="percentage" office:value="0.204414" calcext:value-type="percentage">
            <text:p>20.44%</text:p>
          </table:table-cell>
          <table:table-cell table:style-name="ce1" office:value-type="percentage" office:value="0.214062" calcext:value-type="percentage">
            <text:p>21.41%</text:p>
          </table:table-cell>
          <table:table-cell table:style-name="ce1" office:value-type="percentage" office:value="0.547148" calcext:value-type="percentage">
            <text:p>54.71%</text:p>
          </table:table-cell>
          <table:table-cell table:style-name="ce1" office:value-type="percentage" office:value="0.410039" calcext:value-type="percentage">
            <text:p>41.00%</text:p>
          </table:table-cell>
          <table:table-cell table:style-name="ce1" office:value-type="percentage" office:value="0.200312" calcext:value-type="percentage">
            <text:p>20.03%</text:p>
          </table:table-cell>
          <table:table-cell table:style-name="ce1" office:value-type="percentage" office:value="0.0903125" calcext:value-type="percentage">
            <text:p>9.03%</text:p>
          </table:table-cell>
          <table:table-cell table:style-name="ce1" office:value-type="percentage" office:value="0.560977" calcext:value-type="percentage">
            <text:p>56.10%</text:p>
          </table:table-cell>
          <table:table-cell table:style-name="ce1" office:value-type="percentage" office:value="0.330469" calcext:value-type="percentage">
            <text:p>33.05%</text:p>
          </table:table-cell>
          <table:table-cell table:style-name="ce1" office:value-type="percentage" office:value="0.115469" calcext:value-type="percentage">
            <text:p>11.55%</text:p>
          </table:table-cell>
          <table:table-cell table:style-name="ce1" office:value-type="percentage" office:value="0.113477" calcext:value-type="percentage">
            <text:p>11.35%</text:p>
          </table:table-cell>
          <table:table-cell table:style-name="ce1" office:value-type="percentage" office:value="0.53293" calcext:value-type="percentage">
            <text:p>53.29%</text:p>
          </table:table-cell>
          <table:table-cell table:style-name="ce1" office:value-type="percentage" office:value="0.533125" calcext:value-type="percentage">
            <text:p>53.31%</text:p>
          </table:table-cell>
          <table:table-cell table:style-name="ce1" office:value-type="percentage" office:value="0.364219" calcext:value-type="percentage">
            <text:p>36.42%</text:p>
          </table:table-cell>
          <table:table-cell table:style-name="ce1" office:value-type="percentage" office:value="0.368828" calcext:value-type="percentage">
            <text:p>36.88%</text:p>
          </table:table-cell>
          <table:table-cell table:style-name="ce1" office:value-type="percentage" office:value="0.683438" calcext:value-type="percentage">
            <text:p>68.34%</text:p>
          </table:table-cell>
          <table:table-cell table:style-name="ce1" office:value-type="percentage" office:value="0.109688" calcext:value-type="percentage">
            <text:p>10.97%</text:p>
          </table:table-cell>
          <table:table-cell table:style-name="ce1" office:value-type="percentage" office:value="0.327617" calcext:value-type="percentage">
            <text:p>32.76%</text:p>
          </table:table-cell>
          <table:table-cell table:style-name="ce1" office:value-type="percentage" office:value="0.326094" calcext:value-type="percentage">
            <text:p>32.61%</text:p>
          </table:table-cell>
          <table:table-cell table:style-name="ce1" office:value-type="percentage" office:value="0.508359" calcext:value-type="percentage">
            <text:p>50.84%</text:p>
          </table:table-cell>
          <table:table-cell table:style-name="ce1" office:value-type="percentage" office:value="0.452422" calcext:value-type="percentage">
            <text:p>45.24%</text:p>
          </table:table-cell>
          <table:table-cell table:style-name="ce1" office:value-type="percentage" office:value="0.345469" calcext:value-type="percentage">
            <text:p>34.55%</text:p>
          </table:table-cell>
          <table:table-cell table:style-name="ce1" office:value-type="percentage" office:value="0.152109" calcext:value-type="percentage">
            <text:p>15.21%</text:p>
          </table:table-cell>
          <table:table-cell table:style-name="ce1" office:value-type="percentage" office:value="0.613242" calcext:value-type="percentage">
            <text:p>61.32%</text:p>
          </table:table-cell>
          <table:table-cell table:style-name="ce1" office:value-type="percentage" office:value="0.102695" calcext:value-type="percentage">
            <text:p>10.27%</text:p>
          </table:table-cell>
          <table:table-cell table:style-name="ce1" office:value-type="percentage" office:value="0.337227" calcext:value-type="percentage">
            <text:p>33.72%</text:p>
          </table:table-cell>
          <table:table-cell table:style-name="ce1" office:value-type="percentage" office:value="0.0937891" calcext:value-type="percentage">
            <text:p>9.38%</text:p>
          </table:table-cell>
          <table:table-cell table:style-name="ce1" office:value-type="percentage" office:value="0.119023" calcext:value-type="percentage">
            <text:p>11.90%</text:p>
          </table:table-cell>
          <table:table-cell table:style-name="ce1" office:value-type="percentage" office:value="0.330156" calcext:value-type="percentage">
            <text:p>33.02%</text:p>
          </table:table-cell>
          <table:table-cell table:style-name="ce1" office:value-type="percentage" office:value="0.601055" calcext:value-type="percentage">
            <text:p>60.11%</text:p>
          </table:table-cell>
          <table:table-cell table:style-name="ce1" office:value-type="percentage" office:value="0.112617" calcext:value-type="percentage">
            <text:p>11.26%</text:p>
          </table:table-cell>
          <table:table-cell table:style-name="ce1" office:value-type="percentage" office:value="0.347773" calcext:value-type="percentage">
            <text:p>34.78%</text:p>
          </table:table-cell>
          <table:table-cell table:number-columns-repeated="974"/>
        </table:table-row>
        <table:table-row table:style-name="ro1">
          <table:table-cell office:value-type="float" office:value="0.0320703" calcext:value-type="float">
            <text:p>0.0320703</text:p>
          </table:table-cell>
          <table:table-cell office:value-type="float" office:value="0.057749" calcext:value-type="float">
            <text:p>0.057749</text:p>
          </table:table-cell>
          <table:table-cell office:value-type="float" office:value="0.0976025" calcext:value-type="float">
            <text:p>0.0976025</text:p>
          </table:table-cell>
          <table:table-cell office:value-type="float" office:value="0.0529541" calcext:value-type="float">
            <text:p>0.0529541</text:p>
          </table:table-cell>
          <table:table-cell office:value-type="float" office:value="0.0637451" calcext:value-type="float">
            <text:p>0.0637451</text:p>
          </table:table-cell>
          <table:table-cell office:value-type="float" office:value="0.0562207" calcext:value-type="float">
            <text:p>0.0562207</text:p>
          </table:table-cell>
          <table:table-cell office:value-type="float" office:value="0.0716064" calcext:value-type="float">
            <text:p>0.0716064</text:p>
          </table:table-cell>
          <table:table-cell office:value-type="float" office:value="0.0296338" calcext:value-type="float">
            <text:p>0.0296338</text:p>
          </table:table-cell>
          <table:table-cell office:value-type="float" office:value="0.103545" calcext:value-type="float">
            <text:p>0.103545</text:p>
          </table:table-cell>
          <table:table-cell office:value-type="float" office:value="0.256865" calcext:value-type="float">
            <text:p>0.256865</text:p>
          </table:table-cell>
          <table:table-cell office:value-type="float" office:value="0.116812" calcext:value-type="float">
            <text:p>0.116812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00978027" calcext:value-type="float">
            <text:p>0.00978027</text:p>
          </table:table-cell>
          <table:table-cell office:value-type="float" office:value="0.0743652" calcext:value-type="float">
            <text:p>0.0743652</text:p>
          </table:table-cell>
          <table:table-cell office:value-type="float" office:value="0.0128711" calcext:value-type="float">
            <text:p>0.0128711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715527" calcext:value-type="float">
            <text:p>0.0715527</text:p>
          </table:table-cell>
          <table:table-cell office:value-type="float" office:value="0.0393652" calcext:value-type="float">
            <text:p>0.0393652</text:p>
          </table:table-cell>
          <table:table-cell office:value-type="float" office:value="0.108452" calcext:value-type="float">
            <text:p>0.108452</text:p>
          </table:table-cell>
          <table:table-cell office:value-type="float" office:value="0.0356592" calcext:value-type="float">
            <text:p>0.0356592</text:p>
          </table:table-cell>
          <table:table-cell office:value-type="float" office:value="0.0473145" calcext:value-type="float">
            <text:p>0.0473145</text:p>
          </table:table-cell>
          <table:table-cell office:value-type="float" office:value="0.218125" calcext:value-type="float">
            <text:p>0.218125</text:p>
          </table:table-cell>
          <table:table-cell office:value-type="float" office:value="0.169028" calcext:value-type="float">
            <text:p>0.169028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131494" calcext:value-type="float">
            <text:p>0.0131494</text:p>
          </table:table-cell>
          <table:table-cell office:value-type="float" office:value="0.248359" calcext:value-type="float">
            <text:p>0.248359</text:p>
          </table:table-cell>
          <table:table-cell office:value-type="float" office:value="0.0586084" calcext:value-type="float">
            <text:p>0.0586084</text:p>
          </table:table-cell>
          <table:table-cell office:value-type="float" office:value="0.0293555" calcext:value-type="float">
            <text:p>0.0293555</text:p>
          </table:table-cell>
          <table:table-cell office:value-type="float" office:value="0.0243115" calcext:value-type="float">
            <text:p>0.0243115</text:p>
          </table:table-cell>
          <table:table-cell office:value-type="float" office:value="0.193643" calcext:value-type="float">
            <text:p>0.193643</text:p>
          </table:table-cell>
          <table:table-cell office:value-type="float" office:value="0.116099" calcext:value-type="float">
            <text:p>0.116099</text:p>
          </table:table-cell>
          <table:table-cell office:value-type="float" office:value="0.0752979" calcext:value-type="float">
            <text:p>0.0752979</text:p>
          </table:table-cell>
          <table:table-cell office:value-type="float" office:value="0.0680811" calcext:value-type="float">
            <text:p>0.0680811</text:p>
          </table:table-cell>
          <table:table-cell office:value-type="float" office:value="0.183428" calcext:value-type="float">
            <text:p>0.183428</text:p>
          </table:table-cell>
          <table:table-cell office:value-type="float" office:value="0.0143799" calcext:value-type="float">
            <text:p>0.0143799</text:p>
          </table:table-cell>
          <table:table-cell office:value-type="float" office:value="0.0789209" calcext:value-type="float">
            <text:p>0.0789209</text:p>
          </table:table-cell>
          <table:table-cell office:value-type="float" office:value="0.0837012" calcext:value-type="float">
            <text:p>0.0837012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0725098" calcext:value-type="float">
            <text:p>0.0725098</text:p>
          </table:table-cell>
          <table:table-cell office:value-type="float" office:value="0.057124" calcext:value-type="float">
            <text:p>0.057124</text:p>
          </table:table-cell>
          <table:table-cell office:value-type="float" office:value="0.0219287" calcext:value-type="float">
            <text:p>0.0219287</text:p>
          </table:table-cell>
          <table:table-cell office:value-type="float" office:value="0.248887" calcext:value-type="float">
            <text:p>0.248887</text:p>
          </table:table-cell>
          <table:table-cell office:value-type="float" office:value="0.020498" calcext:value-type="float">
            <text:p>0.020498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151074" calcext:value-type="float">
            <text:p>0.0151074</text:p>
          </table:table-cell>
          <table:table-cell office:value-type="float" office:value="0.0183105" calcext:value-type="float">
            <text:p>0.0183105</text:p>
          </table:table-cell>
          <table:table-cell office:value-type="float" office:value="0.0502246" calcext:value-type="float">
            <text:p>0.0502246</text:p>
          </table:table-cell>
          <table:table-cell office:value-type="float" office:value="0.143325" calcext:value-type="float">
            <text:p>0.143325</text:p>
          </table:table-cell>
          <table:table-cell office:value-type="float" office:value="0.0147559" calcext:value-type="float">
            <text:p>0.0147559</text:p>
          </table:table-cell>
          <table:table-cell office:value-type="float" office:value="0.0588672" calcext:value-type="float">
            <text:p>0.0588672</text:p>
          </table:table-cell>
          <table:table-cell table:number-columns-repeated="974"/>
        </table:table-row>
        <table:table-row table:style-name="ro1">
          <table:table-cell table:number-columns-repeated="4"/>
          <table:table-cell office:value-type="string" calcext:value-type="string">
            <text:p>Forgot to copy img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umber of transmissions</text:p>
          </table:table-cell>
          <table:table-cell table:formula="of:=MAX([.A260:.AX260])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Byte error ratio</text:p>
          </table:table-cell>
          <table:table-cell table:style-name="ce1" table:formula="of:=MAX([.A257:.AK257])" office:value-type="percentage" office:value="0.683438" calcext:value-type="percentage">
            <text:p>68.34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 Byte error ratio</text:p>
          </table:table-cell>
          <table:table-cell table:style-name="ce1" table:formula="of:=MIN([.A257:.AX257])" office:value-type="percentage" office:value="0.0760938" calcext:value-type="percentage">
            <text:p>7.6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Byte error Ratio </text:p>
          </table:table-cell>
          <table:table-cell table:style-name="ce1" table:formula="of:=AVERAGE([.A257:.AX257] )" office:value-type="percentage" office:value="0.318864848" calcext:value-type="percentage">
            <text:p>31.89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BER</text:p>
          </table:table-cell>
          <table:table-cell table:formula="of:=AVERAGE([.A258:.AX258] )" office:value-type="float" office:value="0.0777408314" calcext:value-type="float">
            <text:p>0.0777408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BER </text:p>
          </table:table-cell>
          <table:table-cell table:formula="of:=MAX([.A258:.AX258] )" office:value-type="float" office:value="0.256865" calcext:value-type="float">
            <text:p>0.256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mum BER</text:p>
          </table:table-cell>
          <table:table-cell table:formula="of:=MIN([.A258:.AX258] )" office:value-type="float" office:value="0.00978027" calcext:value-type="float">
            <text:p>0.0097802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9:00:22.917557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31T18:22:25.675147736</dc:date>
    <meta:editing-duration>PT19H50M48S</meta:editing-duration>
    <meta:editing-cycles>14</meta:editing-cycles>
    <meta:generator>LibreOffice/7.1.5.2$Linux_X86_64 LibreOffice_project/10$Build-2</meta:generator>
    <meta:document-statistic meta:table-count="1" meta:cell-count="12965" meta:object-count="0"/>
  </office:meta>
</office:document-meta>
</file>